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6pt" fo:font-weight="bold" officeooo:rsid="00122ada" officeooo:paragraph-rsid="00122ada"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22ada" officeooo:paragraph-rsid="00122ada" style:font-size-asian="14pt" style:font-weight-asian="bold" style:font-size-complex="16pt" style:font-weight-complex="bold"/>
    </style:style>
    <style:style style:name="P3" style:family="paragraph" style:parent-style-name="Text_20_body">
      <style:paragraph-properties fo:text-align="start" style:justify-single-word="false"/>
      <style:text-properties officeooo:paragraph-rsid="00122ada"/>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text-properties officeooo:paragraph-rsid="00122ada"/>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T1" style:family="text">
      <style:text-properties officeooo:rsid="00122ada"/>
    </style:style>
    <style:style style:name="T2" style:family="text">
      <style:text-properties fo:font-size="16pt" fo:font-weight="bold" officeooo:rsid="00122ada" style:font-size-asian="14pt" style:font-weight-asian="bold" style:font-size-complex="16pt"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Семінар №6</text:p>
      <text:h text:style-name="P1" text:outline-level="1">Україна в роки Першої світової війни. </text:h>
      <text:p text:style-name="P3"><text:span text:style-name="T2"><text:line-break/></text:span><text:span text:style-name="T4">1.Україна в умовах Першої світової війни. <text:line-break/> </text:span><text:span text:style-name="T5"><text:line-break/></text:span><text:span text:style-name="T4">а) Причини війни та плани воюючих сторін щодо України.</text:span><text:span text:style-name="T5"><text:line-break/></text:span><text:line-break/><text:span text:style-name="Strong_20_Emphasis"><text:span text:style-name="T6">Україна як незалежна держава формально не існувала в той час. Натомість, територія України входила до складу Російської імперії, австро-угорської монархії та частково — до складу Румунії.</text:span></text:span></text:p>
      <text:p text:style-name="Text_20_body"><text:span text:style-name="Strong_20_Emphasis">Причини війни:</text:span></text:p>
      <text:list text:style-name="L3">
        <text:list-item>
          <text:p text:style-name="P6"><text:span text:style-name="Strong_20_Emphasis">Система альянсів:</text:span> Утворення великих військово-політичних блоків (Тріойцтво та Північна та Центральна альянси) створило напруженість між країнами Європи.</text:p>
        </text:list-item>
        <text:list-item>
          <text:p text:style-name="P6"><text:span text:style-name="Strong_20_Emphasis">Територіальні питання:</text:span> Конфлікти між країнами через контроль за територіями, такими як Альзас і Лотарингія.</text:p>
        </text:list-item>
        <text:list-item>
          <text:p text:style-name="P6"><text:span text:style-name="Strong_20_Emphasis">Військова гонка:</text:span> Збройні сили країн намагалися покращити та розширити свої можливості, що призвело до зростання напруженості.</text:p>
        </text:list-item>
        <text:list-item>
          <text:p text:style-name="P6"><text:span text:style-name="Strong_20_Emphasis">Націоналізм:</text:span> Зростання націоналістичних рухів у багатьох країнах Європи, що призвело до збройних конфліктів.</text:p>
        </text:list-item>
      </text:list>
      <text:p text:style-name="Text_20_body"><text:span text:style-name="Strong_20_Emphasis">Плани воюючих сторін щодо України:</text:span></text:p>
      <text:list text:style-name="L4">
        <text:list-item>
          <text:p text:style-name="P7"><text:span text:style-name="Strong_20_Emphasis">Російська імперія:</text:span> Росія вступила в війну на боці союзників, включаючи Францію та Велику Британію. Україна, як частина Російської імперії, стала ареною військових дій. Російські війська вели бої на території Галичини та Буковини, що були частинами Австро-Угорщини.</text:p>
        </text:list-item>
        <text:list-item>
          <text:p text:style-name="P7"><text:span text:style-name="Strong_20_Emphasis">Австро-Угорська монархія:</text:span> Австро-Угорщина намагалася контролювати свої галицькі та буковинські провінції, які були етнічно змішаними і мали українське населення.</text:p>
        </text:list-item>
        <text:list-item>
          <text:p text:style-name="P7"><text:span text:style-name="Strong_20_Emphasis">Центральні сили:</text:span> Німеччина та Австро-Угорщина планували розділити Російську імперію, і тут в Україні виникали питання про її подальше призначення.</text:p>
        </text:list-item>
      </text:list>
      <text:p text:style-name="Text_20_body">Україна не мала однозначного статусу в цей період через відсутність політичної незалежності. Її територія була об'єктом конфлікту між різними воюючими сторонами, що призвело до складних політичних та соціальних наслідків для українського народу.</text:p>
      <text:p text:style-name="P3"><text:span text:style-name="Strong_20_Emphasis"><text:line-break/></text:span></text:p>
      <text:p text:style-name="P3"><text:soft-page-break/><text:span text:style-name="Strong_20_Emphasis"><text:span text:style-name="T3">б) Бойові дії на території України.</text:span></text:span><text:span text:style-name="Strong_20_Emphasis"><text:line-break/><text:line-break/></text:span></text:p>
      <text:p text:style-name="P3"><text:span text:style-name="Strong_20_Emphasis"><text:span text:style-name="T6">Бойові дії на території України під час Першої світової війни були складними і різноманітними через її геополітичне положення та важливість для воюючих сторін. Основні зони бойових дій включали:</text:span></text:span></text:p>
      <text:list text:style-name="L5">
        <text:list-item>
          <text:p text:style-name="P8"><text:span text:style-name="Strong_20_Emphasis">Галичина та Буковина:</text:span> Ці території, які належали до Австро-Угорської монархії, були ареною військових дій між Російською імперією та Центральними силами (Австро-Угорщина та Німеччина). Російські війська намагалися просунутися на захід, але зазнали значних втрат. Бойові дії на цих територіях були важкими і спричинили значні людські втрати та руйнацію інфраструктури.</text:p>
        </text:list-item>
        <text:list-item>
          <text:p text:style-name="P8"><text:span text:style-name="Strong_20_Emphasis">Прикарпаття:</text:span> Частину цієї території, яка також належала до Австро-Угорщини, теж охопили бойові дії. Російські війська та їхні союзники намагалися прорватися через Карпати, щоб вирушити в глибину монархії. Проте бої тут також були запеклими, але врешті-решт великі перемоги в цьому напрямку не були досягнуті.</text:p>
        </text:list-item>
        <text:list-item>
          <text:p text:style-name="P8"><text:span text:style-name="Strong_20_Emphasis">Чернігівська, Київська та Полтавська губернії:</text:span> Ці території, які входили до складу Російської імперії, також стали об'єктом бойових дій. Вони включали в себе такі важливі міста, як Київ та Чернігів. Тут були бої між російськими та німецькими військами.</text:p>
        </text:list-item>
        <text:list-item>
          <text:p text:style-name="P8"><text:span text:style-name="Strong_20_Emphasis">Крим:</text:span> Одні з перших бойових дій відбулися на Кримському півострові, де російські війська намагалися протистояти наступу турецько-німецьких військ.</text:p>
        </text:list-item>
      </text:list>
      <text:p text:style-name="Text_20_body">Ці бойові дії на території України призвели до значних руйнувань, людських втрат та соціальних змін. Часто вони залишали після себе розгортки біди та хаосу, що вплинули на подальший хід подій у регіоні.</text:p>
      <text:p text:style-name="P3"><text:span text:style-name="Strong_20_Emphasis"/></text:p>
      <text:p text:style-name="P3"><text:span text:style-name="Strong_20_Emphasis"><text:span text:style-name="T3">в) Наслідки війни для України.<text:line-break/></text:span></text:span><text:span text:style-name="Strong_20_Emphasis"><text:line-break/></text:span><text:span text:style-name="Strong_20_Emphasis"><text:span text:style-name="T6">Перша світова війна мала серйозні наслідки для України, хоча сама країна не брала безпосередньо участі у конфлікті як незалежний суб'єкт. Основні наслідки війни для України включали:</text:span></text:span></text:p>
      <text:list text:style-name="L6">
        <text:list-item>
          <text:p text:style-name="P9"><text:span text:style-name="Strong_20_Emphasis">Людські втрати:</text:span> Війна призвела до великих людських втрат на території України, які стали наслідком бойових дій, голоду, епідемій та інших негативних наслідків війни. Мільйони українців були змушені покинути свої домівки або загинули під час війни.</text:p>
        </text:list-item>
        <text:list-item>
          <text:p text:style-name="P9"><text:span text:style-name="Strong_20_Emphasis">Руйнація інфраструктури:</text:span> Бойові дії призвели до значної руйнації міст, сіл, доріг, залізниць та інших об'єктів інфраструктури. Це сильно позначилося на економіці країни та житті населення.</text:p>
        </text:list-item>
        <text:list-item>
          <text:p text:style-name="P9"><text:soft-page-break/><text:span text:style-name="Strong_20_Emphasis">Голод та епідемії:</text:span> Війна призвела до загострення голоду та поширення епідемій через зруйновану інфраструктуру, відсутність достатніх продовольственних ресурсів та медичних послуг.</text:p>
        </text:list-item>
        <text:list-item>
          <text:p text:style-name="P9"><text:span text:style-name="Strong_20_Emphasis">Політичні зміни:</text:span> Під час війни на території України виникли політичні та соціальні турбулентності. Це спричинило зростання популярності різних політичних ідеологій та рухів, включаючи український націоналістичний рух.</text:p>
        </text:list-item>
        <text:list-item>
          <text:p text:style-name="P9"><text:span text:style-name="Strong_20_Emphasis">Подальші зміни влади:</text:span> Внаслідок війни в Росії відбулася Лютня революція 1917 року, після якої Російська імперія розпалася, а на території України виникла можливість для утворення української держави. Це привело до появи Української Народної Республіки та пізніше до серії конфліктів і війн за незалежність.</text:p>
        </text:list-item>
        <text:list-item>
          <text:p text:style-name="P9"><text:span text:style-name="Strong_20_Emphasis">Економічні та соціальні зміни:</text:span> Війна також спричинила значні економічні та соціальні зміни в українському суспільстві. Зокрема, втрата робочої сили, зруйновані міста та села, а також загальне виснаження населення сильно позначилися на розвитку країни.</text:p>
        </text:list-item>
      </text:list>
      <text:p text:style-name="Text_20_body">Ці наслідки війни в значній мірі визначили подальший розвиток України як держави та суспільства.</text:p>
      <text:p text:style-name="P3"><text:span text:style-name="Strong_20_Emphasis"><text:line-break/></text:span><text:span text:style-name="Strong_20_Emphasis"><text:span text:style-name="T3">2. Українська революція<text:line-break/>1917 – 1921 рр. : основні етапи, загальні результати та<text:line-break/>історичні уроки.<text:line-break/></text:span></text:span><text:span text:style-name="Strong_20_Emphasis"><text:line-break/></text:span><text:span text:style-name="Strong_20_Emphasis"><text:span text:style-name="T3"><text:line-break/>а) Доба Української Центральної Ради (березень<text:line-break/>1917-квітень 1918 рр.)<text:line-break/><text:line-break/></text:span></text:span><text:span text:style-name="Strong_20_Emphasis"><text:span text:style-name="T7">Доба Української Центральної Ради (УЦР) від березня 1917 року до квітня 1918 року була одним з перших етапів Української революції 1917-1921 років. Цей період був важливим для формування української державності та пошуку національної ідентичності. Основні події та характеристики цього періоду:</text:span></text:span></text:p>
      <text:list text:style-name="L7">
        <text:list-item>
          <text:p text:style-name="P10"><text:span text:style-name="Strong_20_Emphasis">Створення Української Центральної Ради (УЦР):</text:span> У березні 1917 року у Києві на І Українському Національному Конгресі було створено Українську Центральну Раду як орган представницької влади українського народу.</text:p>
        </text:list-item>
        <text:list-item>
          <text:p text:style-name="P10"><text:span text:style-name="Strong_20_Emphasis">Декларація про автономію:</text:span> УЦР виступила з Декларацією про автономію України, де висловила вимогу щодо визнання автономії України в складі Російської Федерації.</text:p>
        </text:list-item>
        <text:list-item>
          <text:p text:style-name="P10"><text:span text:style-name="Strong_20_Emphasis">Звільнення від більшовиків:</text:span> УКР була спрямована проти влади більшовиків в Росії та проголосила себе їхнім ворогом.</text:p>
        </text:list-item>
        <text:list-item>
          <text:p text:style-name="P10"><text:span text:style-name="Strong_20_Emphasis">Угода з Центральними державами:</text:span> У квітні 1918 року УЦР уклала Брестський мир з Центральними державами, що призвело до визнання незалежності України.</text:p>
        </text:list-item>
        <text:list-item>
          <text:p text:style-name="P10"><text:soft-page-break/><text:span text:style-name="Strong_20_Emphasis">Конфлікт з гетьманом Скоропадським:</text:span> У відповідь на тиск Гетьмана Скоропадського, УЦР відступила, та місто Київ було захоплено гетьманськими військами в квітні 1918 року.</text:p>
        </text:list-item>
        <text:list-item>
          <text:p text:style-name="P10"><text:span text:style-name="Strong_20_Emphasis">Культурно-освітні ініціативи:</text:span> Під час свого існування УЦР активно підтримувала розвиток української культури та освіти, проводячи реформи в сфері шкільної освіти та культурної політики.</text:p>
        </text:list-item>
        <text:list-item>
          <text:p text:style-name="P10"><text:span text:style-name="Strong_20_Emphasis">Створення ЗУНР:</text:span> В результаті укладання Брестського миру і конфлікту з гетьманом Скоропадським, УЦР утратила владу, але в листопаді 1918 року була створена ЗУНР (Західна Українська Народна Республіка) на території Галичини та Буковини.</text:p>
        </text:list-item>
      </text:list>
      <text:p text:style-name="P12">Доба Української Центральної Ради відіграла важливу роль у формуванні національної свідомості та пошуку шляхів подальшого розвитку України як суверенної держави. Цей період в історії України поклав основу для подальших політичних та соціальних трансформацій українського суспільства.<text:span text:style-name="Strong_20_Emphasis"><text:span text:style-name="T3"><text:line-break/>б) Українська Держава Павла Скоропадського.<text:line-break/><text:line-break/></text:span></text:span><text:span text:style-name="Strong_20_Emphasis"><text:span text:style-name="T7">Українська Держава Павла Скоропадського була одним із важливих етапів в історії України під час Української революції 1917-1921 років. Цей період відзначається встановленням гетьманського режиму, який був утворений під впливом німецьких окупаційних сил. Основні події та характеристики Української Держави Павла Скоропадського:</text:span></text:span></text:p>
      <text:list text:style-name="L8">
        <text:list-item>
          <text:p text:style-name="P11"><text:span text:style-name="Strong_20_Emphasis">Встановлення гетьманської диктатури:</text:span> Після розпаду Української Центральної Ради, гетьманство Павла Скоропадського було оголошено 29 квітня 1918 року. Скоропадський став гетьманом під підтримкою німецьких військ, що контролювали Україну в цей період.</text:p>
        </text:list-item>
        <text:list-item>
          <text:p text:style-name="P11"><text:span text:style-name="Strong_20_Emphasis">Діяльність гетьманського уряду:</text:span> Правління Скоропадського характеризувалося авторитаризмом та придушенням політичних опонентів. Гетьманський уряд проводив політику покращення економічної ситуації та реформи, проте його владу характеризував відсутність широкого легітимного підґрунтя.</text:p>
        </text:list-item>
        <text:list-item>
          <text:p text:style-name="P11"><text:span text:style-name="Strong_20_Emphasis">Конфлікт із УНР:</text:span> Уряд гетьмана Скоропадського вступив у конфлікт з Українською Народною Республікою (УНР), яка була утворена під керівництвом Симона Петлюри на території Центральної та Східної України. Цей конфлікт привів до подальшого розпаду гетьманського режиму.</text:p>
        </text:list-item>
        <text:list-item>
          <text:p text:style-name="P11"><text:span text:style-name="Strong_20_Emphasis">Кінець гетьманату:</text:span> Під тиском російських більшовиків, що вигнали німецькі війська з України, та національно-демократичних сил в серпні 1918 року, гетьман Павло Скоропадський був змушений втекти з країни. Так закінчився короткотривалий період існування Української Держави Павла Скоропадського.</text:p>
        </text:list-item>
        <text:list-item>
          <text:p text:style-name="P11"><text:span text:style-name="Strong_20_Emphasis">Наслідки:</text:span> Гетьманат Скоропадського не зміг закріпити свою владу та не здійснив реальних політичних та соціальних реформ. Його падіння підштовхнуло до подальшого формування української державності та сприяло подальшим соціально-політичним трансформаціям в Україні.</text:p>
        </text:list-item>
      </text:list>
      <text:p text:style-name="P3"><text:soft-page-break/><text:span text:style-name="Strong_20_Emphasis"><text:span text:style-name="T3">в) Західноукраїнська Народна Республіка (ЗУНР):</text:span></text:span></text:p>
      <text:p text:style-name="Text_20_body">ЗУНР була утворена восени 1918 року на території Галичини та частини Буковини після розпаду Австро-Угорської монархії. Основні події та характеристики:</text:p>
      <text:list text:style-name="L9">
        <text:list-item>
          <text:p text:style-name="P13"><text:span text:style-name="Strong_20_Emphasis">Проголошення незалежності:</text:span> 1 листопада 1918 року, під впливом політичних та національних обставин, ЗУНР була проголошена незалежною державою.</text:p>
        </text:list-item>
        <text:list-item>
          <text:p text:style-name="P13"><text:span text:style-name="Strong_20_Emphasis">Утворення уряду:</text:span> Уряд ЗУНР очолив Евген Петрушевич. Влада республіки була спрямована на забезпечення національної ідентичності та політичної самостійності.</text:p>
        </text:list-item>
        <text:list-item>
          <text:p text:style-name="P13"><text:span text:style-name="Strong_20_Emphasis">Війна з Польщею та Румунією:</text:span> ЗУНР вступила у збройні конфлікти з Польщею та Румунією через територіальні претензії тих країн до Західної України.</text:p>
        </text:list-item>
        <text:list-item>
          <text:p text:style-name="P13"><text:span text:style-name="Strong_20_Emphasis">Приєднання до ЗУНР Східної Галичини:</text:span> У січні 1919 року після переговорів з УНР під керівництвом Симона Петлюри, Східна Галичина була приєднана до ЗУНР.</text:p>
        </text:list-item>
        <text:list-item>
          <text:p text:style-name="P13"><text:span text:style-name="Strong_20_Emphasis">Падіння ЗУНР:</text:span> ЗУНР не мала стійкої підтримки міжнародного співтовариства та була змушена підписати угоду з Польщею, яка призвела до її розпаду в кінці 1919 року.</text:p>
        </text:list-item>
      </text:list>
      <text:p text:style-name="Text_20_body">г) <text:span text:style-name="Strong_20_Emphasis">Директорія:</text:span></text:p>
      <text:p text:style-name="Text_20_body">Після падіння гетьманату Скоропадського та розпаду ЗУНР, на території Центральної України та частково Східної України утворилася Українська Директорія, яка була державним органом управління. Основні події та характеристики:</text:p>
      <text:list text:style-name="L10">
        <text:list-item>
          <text:p text:style-name="P14"><text:span text:style-name="Strong_20_Emphasis">Створення:</text:span> Директорія була утворена у вересні 1918 року під час відходу німецьких військ з України під впливом Симона Петлюри та інших національних лідерів.</text:p>
        </text:list-item>
        <text:list-item>
          <text:p text:style-name="P14"><text:span text:style-name="Strong_20_Emphasis">Війна з більшовиками:</text:span> Директорія вела збройні конфлікти з радянською Росією, спробуючи встановити контроль над центральними та східними регіонами України.</text:p>
        </text:list-item>
        <text:list-item>
          <text:p text:style-name="P14"><text:span text:style-name="Strong_20_Emphasis">Спроба стабілізації влади:</text:span> Директорія намагалася забезпечити стабільність та легітимність влади в умовах політичної нестабільності та військових конфліктів.</text:p>
        </text:list-item>
        <text:list-item>
          <text:p text:style-name="P14"><text:span text:style-name="Strong_20_Emphasis">Підписання Білоцерківського мирного договору:</text:span> В 1919 році було укладено мир з радянською Росією, але це не принесло довготривалого миру.</text:p>
        </text:list-item>
        <text:list-item>
          <text:p text:style-name="P14"><text:span text:style-name="Strong_20_Emphasis">Падіння Директорії:</text:span> Внаслідок наступу більшовиків та дефектів внутрішньої державної політики, Директорія була повалена в серпні 1920 року, а Україна була окупована більшовиками.</text:p>
        </text:list-item>
      </text:list>
      <text:p text:style-name="Text_20_body">д) <text:span text:style-name="Strong_20_Emphasis">Основні причини поразки Української революції 1917 – 1921 рр.:</text:span></text:p>
      <text:list text:style-name="L11">
        <text:list-item>
          <text:p text:style-name="P15"><text:span text:style-name="Strong_20_Emphasis">Відсутність єдиної стратегії:</text:span> Українські революційні сили не мали єдиної стратегії боротьби проти зовнішніх та внутрішніх загроз, що призвело до роздробленості та внутрішніх конфліктів.</text:p>
        </text:list-item>
        <text:list-item>
          <text:p text:style-name="P15"><text:span text:style-name="Strong_20_Emphasis">Спротив російських та інших імперій:</text:span> Українська революція стикалася зі спротивом Російської, Австро-Угорської та Польської імперій, що призводило до військових конфліктів та втрат територій.</text:p>
        </text:list-item>
        <text:list-item>
          <text:p text:style-name="P15"><text:soft-page-break/><text:span text:style-name="Strong_20_Emphasis">Відсутність підтримки міжнародного співтовариства:</text:span> Українська революція не змогла отримати довготривалої міжнародної підтримки, що ускладнювало боротьбу за незалежність.</text:p>
        </text:list-item>
        <text:list-item>
          <text:p text:style-name="P15"><text:span text:style-name="Strong_20_Emphasis">Суперечності в межах самої України:</text:span> Внутрішні політичні та національні суперечності, а також боротьба за владу між різними групами і партіями, підірвали єдність та ефективність українських революційних сил.</text:p>
        </text:list-item>
        <text:list-item>
          <text:p text:style-name="P15"><text:span text:style-name="Strong_20_Emphasis">Економічні труднощі:</text:span> Війна та політичні турбулентності спричинили економічні труднощі та соціальну нестабільність, що підірвало підтримку революції серед населення.</text:p>
        </text:list-item>
      </text:list>
      <text:p text:style-name="Text_20_body">Ці фактори сприяли поразці української революції та відклали наступну спробу створення незалежної держави на кілька десятиліть.</text:p>
      <text:p text:style-name="P3"><text:span text:style-name="Strong_20_Emphasis"><text:span text:style-name="T3"/></text:span></text:p>
      <text:p text:style-name="P3"><text:span text:style-name="Strong_20_Emphasis"><text:span text:style-name="T3">3. Україна в період формування<text:line-break/>російського комуністичного режиму:<text:line-break/><text:line-break/><text:line-break/>а) Нова економічна політика (НЕП):</text:span></text:span></text:p>
      <text:p text:style-name="Text_20_body">Нова економічна політика (НЕП) була впроваджена в Радянському Союзі у 1921 році під керівництвом Леніна. Це була тимчасова економічна стратегія, спрямована на відновлення національної економіки після громадянської війни та наступів комуністичного режиму. Основні риси НЕП:</text:p>
      <text:list text:style-name="L12">
        <text:list-item>
          <text:p text:style-name="P16"><text:span text:style-name="Strong_20_Emphasis">Ринкові елементи:</text:span> НЕП дозволила певну свободу підприємництва та приватну власність на деякі товари і підприємства.</text:p>
        </text:list-item>
        <text:list-item>
          <text:p text:style-name="P16"><text:span text:style-name="Strong_20_Emphasis">Селянська політика:</text:span> НЕП спрямовувалася на полегшення державного тиску на сільське господарство, забезпечення селянської підтримки та підвищення виробництва продовольства.</text:p>
        </text:list-item>
        <text:list-item>
          <text:p text:style-name="P16"><text:span text:style-name="Strong_20_Emphasis">Індустріальний розвиток:</text:span> НЕП також передбачала розвиток промисловості через допуск найманих робітників і залучення іноземного капіталу.</text:p>
        </text:list-item>
        <text:list-item>
          <text:p text:style-name="P16"><text:span text:style-name="Strong_20_Emphasis">Коригування політики валютної та фінансової політики:</text:span> НЕП дозволяла введення ринкових механізмів в обміні та валютних операціях.</text:p>
        </text:list-item>
      </text:list>
      <text:p text:style-name="Text_20_body">Україна, як частина Радянського Союзу, також була вплинута Новою економічною політикою. На території України НЕП допоміг знизити рівень голоду та економічного спаду, а також сприяв відновленню сільського господарства та промисловості.</text:p>
      <text:p text:style-name="Text_20_body">б) <text:span text:style-name="Strong_20_Emphasis">Українізація:</text:span></text:p>
      <text:p text:style-name="Text_20_body"><text:soft-page-break/>Українізація була політикою, яка була впроваджена в Радянському Союзі під керівництвом Леніна в 1920-1930 роках. Ця політика мала на меті зміцнення національної свідомості та культурного самовизначення народів, що складали Союз. Основні риси українізації:</text:p>
      <text:list text:style-name="L13">
        <text:list-item>
          <text:p text:style-name="P17"><text:span text:style-name="Strong_20_Emphasis">Мовна політика:</text:span> Українська мова була проголошена державною мовою в Україні, що сприяло її розвитку та поширенню в усіх сферах життя.</text:p>
        </text:list-item>
        <text:list-item>
          <text:p text:style-name="P17"><text:span text:style-name="Strong_20_Emphasis">Культурні програми:</text:span> Уряд підтримував культурні програми, літературні та художні ініціативи, що сприяло розквіту української культури.</text:p>
        </text:list-item>
        <text:list-item>
          <text:p text:style-name="P17"><text:span text:style-name="Strong_20_Emphasis">Освіта:</text:span> Українізація також охоплювала освіту, включаючи українізацію шкіл, університетів та інших навчальних закладів.</text:p>
        </text:list-item>
        <text:list-item>
          <text:p text:style-name="P17"><text:span text:style-name="Strong_20_Emphasis">Публічні інституції:</text:span> Українізація також стосувалася державних та адміністративних установ, що працювали на території України.</text:p>
        </text:list-item>
      </text:list>
      <text:p text:style-name="Text_20_body">Українізація, хоча мала певні успіхи в підвищенні національної свідомості та культурного розвитку, була припинена в 1930-х роках за радянського режиму Сталіна, який прийняв політику русифікації.</text:p>
      <text:p text:style-name="P3"><text:span text:style-name="Strong_20_Emphasis"><text:span text:style-name="T3"><text:line-break/><text:line-break/>в) Узурпація влади більшовиками (1920‑і рр.).<text:line-break/><text:line-break/></text:span></text:span><text:span text:style-name="Strong_20_Emphasis"><text:span text:style-name="T7">Узурпація влади більшовиками в 1920-х роках в Україні була складною та періодичною подією, яка відбувалася в контексті політичних, економічних та соціальних трансформацій після Великої Жовтневої соціалістичної революції в Росії та під час періоду громадянської війни в Україні.</text:span></text:span></text:p>
      <text:p text:style-name="Text_20_body">Основні аспекти узурпації влади більшовиками в Україні в 1920-х роках:</text:p>
      <text:list text:style-name="L14">
        <text:list-item>
          <text:p text:style-name="P18"><text:span text:style-name="Strong_20_Emphasis">Період громадянської війни:</text:span> Після Великої Жовтневої соціалістичної революції в Росії та об'єднання більшовиків під керівництвом В. Леніна, в Україні виникла громадянська війна між Червоною та Білою Арміями. Більшовики, які складали Червону Армію, визнались переможцями в цьому конфлікті.</text:p>
        </text:list-item>
        <text:list-item>
          <text:p text:style-name="P18"><text:span text:style-name="Strong_20_Emphasis">Встановлення радянської влади:</text:span> Після перемоги в громадянській війні, більшовики встановили радянську владу в Україні, відому як Українська Радянська Соціалістична Республіка (УРСР), яка була частиною Радянського Союзу.</text:p>
        </text:list-item>
        <text:list-item>
          <text:p text:style-name="P18"><text:span text:style-name="Strong_20_Emphasis">Конфіскація приватної власності:</text:span> Під час узурпації влади більшовиками, приватна власність була конфіскована та націоналізована, а промислові та сільськогосподарські підприємства були підпорядковані державі.</text:p>
        </text:list-item>
        <text:list-item>
          <text:p text:style-name="P18"><text:span text:style-name="Strong_20_Emphasis">Проведення політичних репресій:</text:span> Більшовики використовували політичні репресії, щоб придушити будь-який опір та опозицію проти своєї влади, що включало арешти, репресії, інсценовані суди та інші форми насильства.</text:p>
        </text:list-item>
        <text:list-item>
          <text:p text:style-name="P18"><text:soft-page-break/><text:span text:style-name="Strong_20_Emphasis">Зміна в економічній та соціальній сферах:</text:span> Під владою більшовиків проводилися реформи, спрямовані на зміну економічної та соціальної сфер. Це включало колективізацію сільського господарства, індустріалізацію та інші заходи, спрямовані на створення "нового" радянського суспільства.</text:p>
        </text:list-item>
      </text:list>
      <text:p text:style-name="Text_20_body">Узурпація влади більшовиками в Україні в 1920-х роках відобразила зміни в політичному ландшафті країни, які визначили подальший хід історії України протягом ХХ століття.</text:p>
      <text:p text:style-name="P3"><text:span text:style-name="Strong_20_Emphasis"><text:span text:style-name="T3"/></text:span></text:p>
      <text:p text:style-name="P3"><text:span text:style-name="Strong_20_Emphasis"><text:span text:style-name="T3">4. Сталінська диктатура: політика «будівництва соціалізму»</text:span></text:span></text:p>
      <text:p text:style-name="P3"><text:span text:style-name="Strong_20_Emphasis"><text:span text:style-name="T3">а) Голодомор-геноцид 1932/1933 рр.:</text:span></text:span></text:p>
      <text:p text:style-name="Text_20_body">Голодомор-геноцид 1932/1933 років - це одна з найтрагічніших сторінок в історії України, коли мільйони українців загинули від голоду штучно зісповідованого режимом Йосипа Сталіна як інструмент політики колективізації та покарання сільського населення.</text:p>
      <text:p text:style-name="Text_20_body">Основні аспекти Голодомору-геноциду:</text:p>
      <text:list text:style-name="L15">
        <text:list-item>
          <text:p text:style-name="P19"><text:span text:style-name="Strong_20_Emphasis">Причини:</text:span> Голодомор був спричинений серією політичних, економічних та соціальних заходів, здійснених радянським урядом, таких як колективізація сільського господарства, конфіскація хліба, податковий тиск та інші політики, що призвели до масового голоду.</text:p>
        </text:list-item>
        <text:list-item>
          <text:p text:style-name="P19"><text:span text:style-name="Strong_20_Emphasis">Масштаби трагедії:</text:span> Мільйони українців, особливо в сільських районах, загинули від голоду, внаслідок чого Україна втратила значну частину свого населення.</text:p>
        </text:list-item>
        <text:list-item>
          <text:p text:style-name="P19"><text:span text:style-name="Strong_20_Emphasis">Систематичність:</text:span> Голодомор був свідомим і систематичним актом геноциду, оскільки радянський уряд усвідомлював наслідки своїх дій, але не тільки не припиняв голод, а й активно приховував інформацію про нього.</text:p>
        </text:list-item>
        <text:list-item>
          <text:p text:style-name="P19"><text:span text:style-name="Strong_20_Emphasis">Політична реакція:</text:span> Влада Сталіна та комуністичного режиму приховувала ігнорувала масштаби та тяжкість голоду, відкидаючи будь-які спроби надання допомоги чи співчуття.</text:p>
        </text:list-item>
        <text:list-item>
          <text:p text:style-name="P19"><text:span text:style-name="Strong_20_Emphasis">Вплив на українське суспільство:</text:span> Голодомор залишив глибокі рани в українському суспільстві, які відчуваються й до цього часу, впливаючи на культурну та соціальну пам'ять народу.</text:p>
        </text:list-item>
      </text:list>
      <text:p text:style-name="Text_20_body">б) <text:span text:style-name="Strong_20_Emphasis">Репресії:</text:span></text:p>
      <text:p text:style-name="Text_20_body">Репресії в Сталінській Росії та українських радянських республіках були важливим інструментом збереження диктатури та підтримки політичної стабільності за рахунок придушення будь-якої опозиції та відвертого контролю над населенням.</text:p>
      <text:p text:style-name="Text_20_body">Основні аспекти репресій:</text:p>
      <text:list text:style-name="L16">
        <text:list-item>
          <text:p text:style-name="P20"><text:span text:style-name="Strong_20_Emphasis">Причини:</text:span> Репресії мали різні причини, включаючи політичну опозицію, незгоду з політикою партії, критику режиму, антирадянську або націоналістичну діяльність, релігійну діяльність та інші.</text:p>
        </text:list-item>
        <text:list-item>
          <text:p text:style-name="P20"><text:soft-page-break/><text:span text:style-name="Strong_20_Emphasis">Масштаби:</text:span> Мільйони людей були арештовані, вигнані, засуджені до страти або вислані до примусових працьких таборів (ГУЛАГу).</text:p>
        </text:list-item>
        <text:list-item>
          <text:p text:style-name="P20"><text:span text:style-name="Strong_20_Emphasis">Методи:</text:span> Репресії здійснювалися через масові арешти, фальшиві судові процеси, тортури, політичні чистки та інші форми насильства.</text:p>
        </text:list-item>
        <text:list-item>
          <text:p text:style-name="P20"><text:span text:style-name="Strong_20_Emphasis">Вплив:</text:span> Репресії сильно позначилися на українському суспільстві, пригнічуючи будь-які прояви опозиції та відборіння незалежності, та створили атмосферу страху та підозри серед населення.</text:p>
        </text:list-item>
      </text:list>
      <text:p text:style-name="P3"><text:span text:style-name="Strong_20_Emphasis"><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0:12:18.767839812</meta:creation-date>
    <dc:date>2024-03-18T20:32:01.162539973</dc:date>
    <meta:editing-duration>PT19M43S</meta:editing-duration>
    <meta:editing-cycles>1</meta:editing-cycles>
    <meta:document-statistic meta:table-count="0" meta:image-count="0" meta:object-count="0" meta:page-count="9" meta:paragraph-count="102" meta:word-count="2341" meta:character-count="17914" meta:non-whitespace-character-count="15717"/>
    <meta:generator>LibreOffice/7.6.5.2$Linux_X86_64 LibreOffice_project/60$Build-2</meta:generator>
  </office:meta>
</office:document-meta>
</file>